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" svg:font-family="'Linux Biolinum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-color="#ff0000" draw:textarea-vertical-align="middle" draw:auto-grow-height="false" fo:min-height="0.751cm" fo:min-width="1.501cm"/>
    </style:style>
    <style:style style:name="gr5" style:family="graphic" style:parent-style-name="objectwithoutfill">
      <style:graphic-properties svg:stroke-color="#0000ff" draw:marker-start="" draw:marker-end="Small_20_Arrow" draw:fill="none" draw:textarea-vertical-align="middle"/>
    </style:style>
    <style:style style:name="gr6" style:family="graphic" style:parent-style-name="objectwithoutfill">
      <style:graphic-properties svg:stroke-color="#0000ff" draw:marker-start="" draw:marker-end="Small_20_Arrow" draw:fill="none" draw:textarea-vertical-align="middle"/>
    </style:style>
    <style:style style:name="gr7" style:family="graphic" style:parent-style-name="objectwithoutfill">
      <style:graphic-properties svg:stroke-color="#0000ff" draw:marker-end="Arrow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style:font-name="Linux Biolinum" fo:font-size="16pt" style:font-size-asian="16pt" style:font-size-complex="16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style:text-properties fo:color="#cc0000"/>
    </style:style>
    <style:style style:name="P6" style:family="paragraph">
      <loext:graphic-properties draw:fill="none" draw:fill-color="#ffffff"/>
      <style:text-properties fo:color="#cc0000" style:font-name="Linux Biolinum"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000099"/>
    </style:style>
    <style:style style:name="P9" style:family="paragraph">
      <loext:graphic-properties draw:fill="none" draw:fill-color="#ffffff"/>
      <style:text-properties fo:color="#000099" style:font-name="Linux Biolinum" fo:font-size="16pt" style:font-size-asian="16pt" style:font-size-complex="16pt"/>
    </style:style>
    <style:style style:name="T1" style:family="text">
      <style:text-properties style:font-name="Linux Biolinum" fo:font-size="16pt" style:font-size-asian="16pt" style:font-size-complex="16pt"/>
    </style:style>
    <style:style style:name="T2" style:family="text">
      <style:text-properties fo:color="#cc0000" style:font-name="Linux Biolinum" fo:font-size="16pt" style:font-size-asian="16pt" style:font-size-complex="16pt"/>
    </style:style>
    <style:style style:name="T3" style:family="text">
      <style:text-properties fo:color="#000099" style:font-name="Linux Biolinum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8.499cm" svg:height="11.299cm" svg:x="7.1cm" svg:y="4.4cm" svg:viewBox="0 0 8500 11300" draw:points="0,3300 100,3200 4500,0 8500,3400 8400,9100 4300,11300 200,9200">
          <text:p/>
        </draw:polygon>
        <draw:custom-shape draw:style-name="gr2" draw:text-style-name="P2" draw:layer="layout" svg:width="0.4cm" svg:height="0.4cm" svg:x="11.3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658cm" svg:height="0.895cm" svg:x="10.7cm" svg:y="6cm">
          <draw:text-box>
            <text:p><text:span text:style-name="T1">Paris</text:span></text:p>
          </draw:text-box>
        </draw:frame>
        <draw:frame draw:style-name="gr3" draw:text-style-name="P3" draw:layer="layout" svg:width="1.653cm" svg:height="0.895cm" svg:x="12.7cm" svg:y="10.201cm">
          <draw:text-box>
            <text:p><text:span text:style-name="T1">Lyon</text:span></text:p>
          </draw:text-box>
        </draw:frame>
        <draw:custom-shape draw:style-name="gr2" draw:text-style-name="P2" draw:layer="layout" svg:width="0.4cm" svg:height="0.4cm" svg:x="13.30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3.402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4cm" svg:height="0.895cm" svg:x="12.46cm" svg:y="13.105cm">
          <draw:text-box>
            <text:p><text:span text:style-name="T1">Marseille</text:span></text:p>
          </draw:text-box>
        </draw:frame>
        <draw:custom-shape draw:style-name="gr2" draw:text-style-name="P2" draw:layer="layout" svg:width="0.4cm" svg:height="0.4cm" svg:x="15.3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021cm" svg:height="0.895cm" svg:x="14cm" svg:y="7.005cm">
          <draw:text-box>
            <text:p><text:span text:style-name="T1">Strasbourg</text:span></text:p>
          </draw:text-box>
        </draw:frame>
        <draw:custom-shape draw:style-name="gr4" draw:text-style-name="P4" draw:layer="layout" svg:width="2cm" svg:height="1cm" draw:transform="rotate (-1.7847736930894) translate (14.496cm 3.826cm)">
          <text:p/>
          <draw:enhanced-geometry svg:viewBox="0 0 21600 21600" draw:text-areas="0 0 21600 21600" draw:type="circular-arrow" draw:modifiers="180 -18.4835782757835 8541.991727566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2cm" svg:height="1cm" draw:transform="rotate (-1.7847736930894) translate (15.196cm 4.338cm)">
          <text:p/>
          <draw:enhanced-geometry svg:viewBox="0 0 21600 21600" draw:text-areas="0 0 21600 21600" draw:type="circular-arrow" draw:modifiers="180 -18.4835782757835 8541.9917275666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6" draw:layer="layout" svg:width="3.156cm" svg:height="1.539cm" svg:x="15.001cm" svg:y="4.006cm">
          <draw:text-box>
            <text:p text:style-name="P5"><text:span text:style-name="T2">Autrichiens</text:span></text:p>
            <text:p text:style-name="P5"><text:span text:style-name="T2">Prussiens</text:span></text:p>
          </draw:text-box>
        </draw:frame>
        <draw:path draw:style-name="gr5" draw:text-style-name="P7" draw:layer="layout" svg:width="3.894cm" svg:height="1.109cm" draw:transform="rotate (0.851895207898432) translate (8.69999998837575cm 7.69999998982732cm)" svg:viewBox="0 0 3895 1110" svg:d="M0 0c2126 0 3895 1110 3895 1110">
          <text:p/>
        </draw:path>
        <draw:path draw:style-name="gr5" draw:text-style-name="P7" draw:layer="layout" svg:width="8.016cm" svg:height="1.896cm" draw:transform="skewX (0.421147948506232) rotate (1.09920836290603) translate (8.99949236471068cm 12.098921502546cm)" svg:viewBox="0 0 8017 1897" svg:d="M0 0c4376-1 8017 1897 8017 1897">
          <text:p/>
        </draw:path>
        <draw:path draw:style-name="gr6" draw:text-style-name="P7" draw:layer="layout" svg:width="1.615cm" svg:height="0.499cm" draw:transform="skewX (-0.0574213323906134) rotate (-1.90380514807542) translate (12.8100246994475cm 5.50881432852208cm)" svg:viewBox="0 0 1616 500" svg:d="M0 0c882 0 1616 500 1616 500">
          <text:p/>
        </draw:path>
        <draw:frame draw:style-name="gr3" draw:text-style-name="P9" draw:layer="layout" svg:width="4.354cm" svg:height="0.895cm" svg:x="7.4cm" svg:y="7.701cm">
          <draw:text-box>
            <text:p text:style-name="P8"><text:span text:style-name="T3">Armée Française</text:span></text:p>
          </draw:text-box>
        </draw:frame>
        <draw:path draw:style-name="gr7" draw:text-style-name="P7" draw:layer="layout" svg:width="1.908cm" svg:height="0.635cm" draw:transform="rotate (-2.35619449019234) translate (13.7cm 6.3cm)" svg:viewBox="0 0 1909 636" svg:d="M0 0c1556 0 1909 636 1909 63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" svg:font-family="'Linux Biolinum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14:26:45.618671130</meta:creation-date>
    <dc:date>2016-02-11T14:37:29.297280017</dc:date>
    <meta:editing-duration>PT10M43S</meta:editing-duration>
    <meta:editing-cycles>1</meta:editing-cycles>
    <meta:document-statistic meta:object-count="17"/>
    <meta:generator>LibreOffice/5.0.4.2$Linux_X86_64 LibreOffice_project/00m0$Build-2</meta:generator>
  </office:meta>
</office:document-meta>
</file>